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4.944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7" office:value-type="string">
            <text:p>Date</text:p>
          </table:table-cell>
          <table:table-cell table:style-name="ce19" office:value-type="string">
            <text:p>Week</text:p>
          </table:table-cell>
          <table:table-cell table:style-name="ce17" office:value-type="string">
            <text:p>Day</text:p>
          </table:table-cell>
          <table:table-cell table:style-name="ce21" office:value-type="string">
            <text:p>Coursera</text:p>
          </table:table-cell>
          <table:table-cell table:style-name="ce21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8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8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8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8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8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8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8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8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8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1" table:number-rows-repeated="5">
          <table:table-cell table:number-columns-repeated="17"/>
        </table:table-row>
        <table:table-row table:style-name="ro2">
          <table:table-cell/>
          <table:table-cell table:style-name="ce1" office:value-type="string">
            <text:p>Week List of Tasks (1<text:span text:style-name="T3">st</text:span> - 7<text:span text:style-name="T3">th</text:span> July)</text:p>
          </table:table-cell>
          <table:table-cell table:style-name="ce16" office:value-type="string">
            <text:p>Date</text:p>
          </table:table-cell>
          <table:table-cell table:style-name="ce1" office:value-type="string">
            <text:p>Done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/>
          <table:table-cell table:style-name="ce17"/>
          <table:table-cell table:style-name="ce19"/>
          <table:table-cell table:style-name="ce17"/>
          <table:table-cell table:style-name="ce1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Change RNN_outputs .csv to sys.argsv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Write script to load an 'allmatfile' file and test it on the NSAA\jointAngle and 6m\jointAngle models</text:p>
          </table:table-cell>
          <table:table-cell office:value-type="string">
            <text:p>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5 D and 3 HC files using 'model_predictor' w/ model on 'allmatfiles' files when trained on both NSAA and 6MW and graph results</text:p>
          </table:table-cell>
          <table:table-cell office:value-type="string">
            <text:p>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script to train an RNN with given file left out then run model predictor on that file</text:p>
          </table:table-cell>
          <table:table-cell office:value-type="string">
            <text:p>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ith above script with various left-out files (i.e. having retrained RNN w/ leaving out one file each time) and record the results</text:p>
          </table:table-cell>
          <table:table-cell office:value-type="string">
            <text:p>4<text:span text:style-name="T3">th</text:span> July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Experiment with single-act files trained to approximate overall NSAA score and rank best performing acts w.r.t MSE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complete results discussion of all results and experiment sets in more detail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results discussion results from above experiment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general README to GitHub repo outlining the project and how the repo is laid out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Programming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Differential RNNs for Action Recogni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view previous papers: “CRFs – Prob models...” and “CRFs as RNN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view previous papers: “CRFs for AR...” and “Action Categ...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view previous papers: “Hidden CRFs...” and “Continuous CRFs...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view previous papers: “Deep, conv...”, “Deep RNN...”, and “Hierarch RNN...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4" office:value-type="string">
            <text:p><text:span text:style-name="T1">Paper review: </text:span><text:span text:style-name="T2">“A Comprehensive Study of Activity Recognition Using Accelerometers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/>
          <table:table-cell table:style-name="ce15" office:value-type="string">
            <text:p>Other Project Stuff and Further Work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1<text:span text:style-name="T3">st</text:span> half): summary of CRFs, summary of RNNs, how they can be used togethe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2<text:span text:style-name="T3">nd</text:span> half): how CRFs/RNNs are adapted to HAR, some pros/cons of each model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1<text:span text:style-name="T3">st</text:span> half): Applicability of CRFs and RNNs to project, using CRFs/RNNs together, programming thus/fa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2<text:span text:style-name="T3">nd</text:span> half): Immediate next steps (over next 2 weeks), further project direction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d to 'mat_act_div.py' a function to detect activities by changing pos valu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cord results of 'detect activities' function on all NSAA\AD file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table:style-name="ce1" office:value-type="string">
            <text:p>Coursera and Job Stuff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Coursera: SQL for data science, week 1 (~3 hours)</text:p>
          </table:table-cell>
          <table:table-cell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2 (~3 hours)</text:p>
          </table:table-cell>
          <table:table-cell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3 (~3 hours)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4, 1/2 (~2.5 hours)</text:p>
          </table:table-cell>
          <table:table-cell office:value-type="string">
            <text:p>13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4, 2/2 (~2.5 hours)</text:p>
          </table:table-cell>
          <table:table-cell office:value-type="string">
            <text:p>1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write new CV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write new personal statement template</text:p>
          </table:table-cell>
          <table:table-cell office:value-type="string">
            <text:p>16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modify LinkedIn (inc Coursera SQL and current project work)</text:p>
          </table:table-cell>
          <table:table-cell office:value-type="string">
            <text:p>1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dd UG and PG projects to GitHub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make new lists of 40 jobs (inc both UK and US jobs)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3/07/2019</text:date>, <text:time>22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7-03T22:49:48.69</dc:date>
    <meta:editing-duration>P3DT16H50M32S</meta:editing-duration>
    <meta:editing-cycles>317</meta:editing-cycles>
    <meta:generator>OpenOffice/4.1.5$Win32 OpenOffice.org_project/415m1$Build-9789</meta:generator>
    <meta:document-statistic meta:table-count="3" meta:cell-count="706" meta:object-count="0"/>
  </office:meta>
</office:document-meta>
</file>